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padding="0cm" fo:border="none"/>
      <style:text-properties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section text:style-name="Sect1" text:name="7c3655e6-1bec-0786-0241-987bd8e13570">
        <text:p text:style-name="Standard"><text:a xlink:type="simple" xlink:href="https://leetcode.com/problems/minimum-length-of-string-after-deleting-similar-ends/" text:style-name="Internet_20_link" text:visited-style-name="Visited_20_Internet_20_Link"><text:span text:style-name="T1">1750. Minimum Length of String After Deleting Similar Ends</text:span></text:a></text:p>
        <text:p text:style-name="P5">Medium</text:p>
        <text:p text:style-name="P5"/>
        <text:p text:style-name="P6"><text:span text:style-name="T1">Given a string </text:span><text:span text:style-name="Source_20_Text"><text:span text:style-name="T2">s</text:span></text:span><text:span text:style-name="T1"> consisting only of characters </text:span><text:span text:style-name="Source_20_Text"><text:span text:style-name="T2">'a'</text:span></text:span><text:span text:style-name="T1">, </text:span><text:span text:style-name="Source_20_Text"><text:span text:style-name="T2">'b'</text:span></text:span><text:span text:style-name="T1">, and </text:span><text:span text:style-name="Source_20_Text"><text:span text:style-name="T2">'c'</text:span></text:span><text:span text:style-name="T1">. You are asked to apply the following algorithm on the string any number of times:</text:span></text:p>
        <text:list xml:id="list1289533853" text:style-name="L1">
          <text:list-item>
            <text:p text:style-name="P7"><text:span text:style-name="T1">Pick a </text:span><text:span text:style-name="Strong_20_Emphasis"><text:span text:style-name="T1">non-empty</text:span></text:span><text:span text:style-name="T1"> prefix from the string </text:span><text:span text:style-name="Source_20_Text"><text:span text:style-name="T2">s</text:span></text:span><text:span text:style-name="T1"> where all the characters in the prefix are equal.</text:span></text:p>
          </text:list-item>
          <text:list-item>
            <text:p text:style-name="P7"><text:span text:style-name="T1">Pick a </text:span><text:span text:style-name="Strong_20_Emphasis"><text:span text:style-name="T1">non-empty</text:span></text:span><text:span text:style-name="T1"> suffix from the string </text:span><text:span text:style-name="Source_20_Text"><text:span text:style-name="T2">s</text:span></text:span><text:span text:style-name="T1"> where all the characters in this suffix are equal.</text:span></text:p>
          </text:list-item>
          <text:list-item>
            <text:p text:style-name="P8">The prefix and the suffix should not intersect at any index.</text:p>
          </text:list-item>
          <text:list-item>
            <text:p text:style-name="P8">The characters from the prefix and suffix must be the same.</text:p>
          </text:list-item>
          <text:list-item>
            <text:p text:style-name="P9">Delete both the prefix and the suffix.</text:p>
          </text:list-item>
        </text:list>
  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minimum length</text:span></text:span></text:span><text:span text:style-name="Emphasis"><text:span text:style-name="T1"> of </text:span></text:span><text:span text:style-name="Source_20_Text"><text:span text:style-name="T2">s</text:span></text:span><text:span text:style-name="T1"> </text:span><text:span text:style-name="Emphasis"><text:span text:style-name="T1">after performing the above operation any number of times (possibly zero times)</text:span></text:span><text:span text:style-name="T1">.</text:span></text:p>
        <text:p text:style-name="P10"> </text:p>
        <text:p text:style-name="P6"><text:span text:style-name="Strong_20_Emphasis"><text:span text:style-name="T1">Example 1:</text:span></text:span></text:p>
        <text:p text:style-name="P2"><text:span text:style-name="Strong_20_Emphasis"><text:span text:style-name="T1">Input:</text:span></text:span><text:span text:style-name="T1"> s = "ca"</text:span></text:p>
        <text:p text:style-name="P2"><text:span text:style-name="Strong_20_Emphasis"><text:span text:style-name="T1">Output:</text:span></text:span><text:span text:style-name="T1"> 2</text:span></text:p>
        <text:p text:style-name="P1"><text:span text:style-name="Strong_20_Emphasis"><text:span text:style-name="T1">Explanation: </text:span></text:span><text:span text:style-name="T1">You can't remove any characters, so the string stays as is.</text:span></text:p>
        <text:p text:style-name="P6"><text:span text:style-name="Strong_20_Emphasis"><text:span text:style-name="T1">Example 2:</text:span></text:span></text:p>
        <text:p text:style-name="P2"><text:span text:style-name="Strong_20_Emphasis"><text:span text:style-name="T1">Input:</text:span></text:span><text:span text:style-name="T1"> s = "cabaabac"</text:span></text:p>
        <text:p text:style-name="P2"><text:span text:style-name="Strong_20_Emphasis"><text:span text:style-name="T1">Output:</text:span></text:span><text:span text:style-name="T1"> 0</text:span></text:p>
        <text:p text:style-name="P2"><text:span text:style-name="Strong_20_Emphasis"><text:span text:style-name="T1">Explanation:</text:span></text:span><text:span text:style-name="T1"> An optimal sequence of operations is:</text:span></text:p>
        <text:p text:style-name="P4">- Take prefix = "c" and suffix = "c" and remove them, s = "abaaba".</text:p>
        <text:p text:style-name="P4">- Take prefix = "a" and suffix = "a" and remove them, s = "baab".</text:p>
        <text:p text:style-name="P4">- Take prefix = "b" and suffix = "b" and remove them, s = "aa".</text:p>
        <text:p text:style-name="P3">- Take prefix = "a" and suffix = "a" and remove them, s = "".</text:p>
        <text:p text:style-name="P6"><text:span text:style-name="Strong_20_Emphasis"><text:span text:style-name="T1">Example 3:</text:span></text:span></text:p>
        <text:p text:style-name="P2"><text:span text:style-name="Strong_20_Emphasis"><text:span text:style-name="T1">Input:</text:span></text:span><text:span text:style-name="T1"> s = "aabccabba"</text:span></text:p>
        <text:p text:style-name="P2"><text:span text:style-name="Strong_20_Emphasis"><text:span text:style-name="T1">Output:</text:span></text:span><text:span text:style-name="T1"> 3</text:span></text:p>
        <text:p text:style-name="P2"><text:span text:style-name="Strong_20_Emphasis"><text:span text:style-name="T1">Explanation:</text:span></text:span><text:span text:style-name="T1"> An optimal sequence of operations is:</text:span></text:p>
        <text:p text:style-name="P4">- Take prefix = "aa" and suffix = "a" and remove them, s = "bccabb".</text:p>
        <text:p text:style-name="P3">- Take prefix = "b" and suffix = "bb" and remove them, s = "cca".</text:p>
        <text:p text:style-name="P10"> </text:p>
        <text:p text:style-name="P6"><text:span text:style-name="Strong_20_Emphasis"><text:span text:style-name="T1">Constraints:</text:span></text:span></text:p>
        <text:list xml:id="list3622015996" text:style-name="L2">
          <text:list-item>
            <text:p text:style-name="P11"><text:span text:style-name="Source_20_Text"><text:span text:style-name="T2">1 &lt;= s.length &lt;= 10</text:span></text:span><text:span text:style-name="Source_20_Text"><text:span text:style-name="T1">5</text:span></text:span></text:p>
          </text:list-item>
          <text:list-item>
            <text:p text:style-name="P12"><text:span text:style-name="Source_20_Text"><text:span text:style-name="T2">s</text:span></text:span><text:span text:style-name="T1"> only consists of characters </text:span><text:span text:style-name="Source_20_Text"><text:span text:style-name="T2">'a'</text:span></text:span><text:span text:style-name="T1">, </text:span><text:span text:style-name="Source_20_Text"><text:span text:style-name="T2">'b'</text:span></text:span><text:span text:style-name="T1">, and </text:span><text:span text:style-name="Source_20_Text"><text:span text:style-name="T2">'c'</text:span></text:span><text:span text:style-name="T1">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5T13:08:59.693000000</dc:date>
    <meta:editing-duration>PT1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2" meta:word-count="280" meta:character-count="1431" meta:non-whitespace-character-count="1186"/>
  </office:meta>
</office:document-meta>
</file>